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2010000028D000000CCAA1529A7.png" manifest:media-type="image/png"/>
  <manifest:file-entry manifest:full-path="Pictures/10002E2C000028320000165E7C35248CC841EF6F.svg" manifest:media-type="image/svg+xml"/>
  <manifest:file-entry manifest:full-path="Pictures/1000000000000390000002A023C1E65BBC2FDA58.png" manifest:media-type="image/png"/>
  <manifest:file-entry manifest:full-path="Pictures/1000020100000185000000B537A951DFDFCE6AF3.png" manifest:media-type="image/png"/>
  <manifest:file-entry manifest:full-path="Pictures/1000020100000185000000D88020A0F6BBEEF79F.png" manifest:media-type="image/png"/>
  <manifest:file-entry manifest:full-path="Pictures/10000201000003C000000222C8F4CFD45722C744.png" manifest:media-type="image/png"/>
  <manifest:file-entry manifest:full-path="Pictures/10000000000003900000001EACD250F8BC4061E4.png" manifest:media-type="image/png"/>
  <manifest:file-entry manifest:full-path="Pictures/1000160A00002832000012B43472975093088BA3.svg" manifest:media-type="image/svg+xml"/>
  <manifest:file-entry manifest:full-path="Pictures/100002010000012C0000008CEDDE6CCD163C8CF8.png" manifest:media-type="image/png"/>
  <manifest:file-entry manifest:full-path="Pictures/100002010000027200000211F2DC051C.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Courier 10 Pitch2" svg:font-family="'Courier 10 Pitch'" style:font-pitch="fixed"/>
    <style:font-face style:name="Courier 10 Pitch1" svg:font-family="'Courier 10 Pitch'" style:font-adornments="Regular" style:font-pitch="fixed"/>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Courier 10 Pitch" svg:font-family="'Courier 10 Pitch'"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3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389cm"/>
    </style:style>
    <style:style style:name="gr5" style:family="graphic" style:parent-style-name="standard">
      <style:graphic-properties draw:stroke="none" draw:fill="none" fo:min-height="0.713cm" fo:min-width="18.578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887cm"/>
    </style:style>
    <style:style style:name="gr8" style:family="graphic" style:parent-style-name="standard">
      <style:graphic-properties draw:stroke="none" draw:fill="none" fo:min-height="0.713cm" fo:min-width="16.796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22.427cm"/>
    </style:style>
    <style:style style:name="gr12" style:family="graphic" style:parent-style-name="standard">
      <style:graphic-properties draw:stroke="none" draw:fill="none" fo:min-height="0.713cm" fo:min-width="18.392cm"/>
    </style:style>
    <style:style style:name="gr13" style:family="graphic" style:parent-style-name="standard">
      <style:graphic-properties draw:stroke="none" draw:fill="none" fo:min-height="0.937cm" fo:min-width="18.337cm"/>
    </style:style>
    <style:style style:name="gr14" style:family="graphic" style:parent-style-name="standard">
      <style:graphic-properties draw:stroke="none" draw:fill="none" draw:fill-color="#ffffff" draw:auto-grow-width="true" fo:min-height="0.628cm" fo:min-width="18.341cm"/>
    </style:style>
    <style:style style:name="gr15" style:family="graphic" style:parent-style-name="standard">
      <style:graphic-properties draw:stroke="none" draw:fill="none" fo:min-height="0.713cm" fo:min-width="17.981cm"/>
    </style:style>
    <style:style style:name="gr16" style:family="graphic" style:parent-style-name="standard">
      <style:graphic-properties draw:stroke="none" draw:fill="none" fo:min-height="0.713cm" fo:min-width="18.341cm"/>
    </style:style>
    <style:style style:name="gr17" style:family="graphic" style:parent-style-name="standard">
      <style:graphic-properties draw:stroke="none" draw:fill="none" fo:min-height="0.713cm" fo:min-width="19.175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182cm"/>
    </style:style>
    <style:style style:name="gr20" style:family="graphic" style:parent-style-name="standard">
      <style:graphic-properties draw:stroke="none" draw:fill="none" fo:min-height="0.713cm" fo:min-width="18.627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02cm"/>
    </style:style>
    <style:style style:name="gr23" style:family="graphic" style:parent-style-name="standard">
      <style:graphic-properties draw:stroke="none" draw:fill="none" fo:min-height="0.713cm" fo:min-width="19.361cm"/>
    </style:style>
    <style:style style:name="gr24" style:family="graphic" style:parent-style-name="standard">
      <style:graphic-properties draw:stroke="none" draw:fill="none" fo:min-height="0.713cm" fo:min-width="19.145cm"/>
    </style:style>
    <style:style style:name="gr25" style:family="graphic" style:parent-style-name="standard">
      <style:graphic-properties draw:stroke="none" draw:fill="none" fo:min-height="0.713cm" fo:min-width="16.986cm"/>
    </style:style>
    <style:style style:name="gr26" style:family="graphic" style:parent-style-name="standard">
      <style:graphic-properties draw:stroke="none" draw:fill="none" fo:min-height="0.713cm" fo:min-width="18.053cm"/>
    </style:style>
    <style:style style:name="gr27"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outline1" style:list-style-name="L3">
      <style:graphic-properties fo:min-height="12.323cm"/>
    </style:style>
    <style:style style:name="pr9" style:family="presentation" style:parent-style-name="Break-notes" style:list-style-name="L4">
      <style:graphic-properties draw:fill-color="#ffffff" draw:auto-grow-height="true" fo:min-height="12.572cm" fo:min-width="16.771cm"/>
    </style:style>
    <style:style style:name="pr10" style:family="presentation" style:parent-style-name="No-Logo_20_Content-outline1">
      <style:graphic-properties fo:min-height="12.323cm" fo:min-width="20.43cm"/>
    </style:style>
    <style:style style:name="pr11" style:family="presentation" style:parent-style-name="Break-outline1" style:list-style-name="L3">
      <style:graphic-properties fo:min-height="12.323cm"/>
    </style:style>
    <style:style style:name="pr12" style:family="presentation" style:parent-style-name="Break-notes" style:list-style-name="L4">
      <style:graphic-properties draw:fill-color="#ffffff" draw:auto-grow-height="true" fo:min-height="12.572cm" fo:min-width="16.771cm"/>
    </style:style>
    <style:style style:name="pr13" style:family="presentation" style:parent-style-name="No-Logo_20_Content-title">
      <style:graphic-properties draw:auto-grow-height="true" fo:min-height="3.201cm" fo:min-width="21.058cm"/>
    </style:style>
    <style:style style:name="pr14" style:family="presentation" style:parent-style-name="Break-outline1" style:list-style-name="L3">
      <style:graphic-properties fo:min-height="12.323cm"/>
    </style:style>
    <style:style style:name="pr15" style:family="presentation" style:parent-style-name="Break-notes" style:list-style-name="L4">
      <style:graphic-properties draw:fill-color="#ffffff" draw:auto-grow-height="true" fo:min-height="12.572cm" fo:min-width="16.771cm"/>
    </style:style>
    <style:style style:name="pr16" style:family="presentation" style:parent-style-name="Break-outline1" style:list-style-name="L5">
      <style:graphic-properties fo:min-height="12.323cm"/>
    </style:style>
    <style:style style:name="pr17" style:family="presentation" style:parent-style-name="Break-notes" style:list-style-name="L4">
      <style:graphic-properties draw:fill-color="#ffffff" draw:auto-grow-height="true" fo:min-height="12.572cm" fo:min-width="16.771cm"/>
    </style:style>
    <style:style style:name="pr18" style:family="presentation" style:parent-style-name="Break-outline1" style:list-style-name="L5">
      <style:graphic-properties fo:min-height="12.323cm"/>
    </style:style>
    <style:style style:name="pr19" style:family="presentation" style:parent-style-name="Break-notes" style:list-style-name="L4">
      <style:graphic-properties draw:fill-color="#ffffff" draw:auto-grow-height="true" fo:min-height="12.572cm" fo:min-width="16.771cm"/>
    </style:style>
    <style:style style:name="pr20" style:family="presentation" style:parent-style-name="Call_20_to_20_Action-notes">
      <style:graphic-properties draw:fill-color="#ffffff" draw:auto-grow-height="true" fo:min-height="12.572cm" fo:min-width="16.771cm"/>
    </style:style>
    <style:style style:name="pr21" style:family="presentation" style:parent-style-name="Logo_2b_Info-notes">
      <style:graphic-properties draw:fill-color="#ffffff" draw:auto-grow-height="true" fo:min-height="12.572cm" fo:min-width="16.771cm"/>
    </style:style>
    <style:style style:name="pr22"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89cm"/>
    </style:style>
    <style:style style:name="ro2" style:family="table-row">
      <style:table-row-properties style:row-height="4.587cm"/>
    </style:style>
    <style:style style:name="ro3" style:family="table-row">
      <style:table-row-properties style:row-height="5.335cm"/>
    </style:style>
    <style:style style:name="ro4" style:family="table-row">
      <style:table-row-properties style:row-height="2.285cm"/>
    </style:style>
    <style:style style:name="ro5" style:family="table-row">
      <style:table-row-properties style:row-height="2.287cm"/>
    </style:style>
    <style:style style:name="ce1" style:family="table-cell">
      <loext:graphic-properties style:repeat="repeat"/>
      <style:paragraph-properties fo:border="none"/>
      <style:text-properties fo:font-size="18pt" style:font-size-asian="18pt" style:font-size-complex="18pt"/>
    </style:style>
    <style:style style:name="ce2" style:family="table-cell">
      <loext:graphic-properties style:repeat="repeat"/>
      <style:paragraph-properties fo:border="none"/>
    </style:style>
    <style:style style:name="ce3" style:family="table-cell">
      <loext:graphic-properties style:repeat="repeat"/>
      <style:paragraph-properties fo:border="none"/>
      <style:text-properties style:font-name="DejaVu Sans Mono2" fo:font-size="16pt" style:font-size-asian="16pt" style:font-size-complex="16pt"/>
    </style:style>
    <style:style style:name="ce4" style:family="table-cell">
      <loext:graphic-properties style:repeat="repeat"/>
    </style:style>
    <style:style style:name="ce5" style:family="table-cell">
      <loext:graphic-properties style:repeat="repeat"/>
      <style:text-properties style:font-name="DejaVu Sans Mono2" fo:font-size="16pt" style:font-size-asian="16pt" style:font-size-complex="16pt"/>
    </style:style>
    <style:style style:name="ce6" style:family="table-cell">
      <loext:graphic-properties style:repeat="repeat"/>
      <style:paragraph-properties fo:border="none"/>
      <style:text-properties fo:color="#363c74" style:font-name="DejaVu Sans Mono2" fo:font-size="18pt" style:font-size-asian="18pt" style:font-size-complex="18pt"/>
    </style:style>
    <style:style style:name="ce7" style:family="table-cell">
      <loext:graphic-properties style:repeat="repeat"/>
      <style:paragraph-properties fo:border="none"/>
      <style:text-properties fo:color="#363c74" style:font-name="DejaVu Sans Mono2"/>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style>
    <style:style style:name="P6" style:family="paragraph">
      <loext:graphic-properties draw:fill-color="#ffffff"/>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loext:graphic-properties draw:fill="none"/>
      <style:text-properties fo:font-size="16pt" style:font-size-asian="16pt" style:font-size-complex="16pt"/>
    </style:style>
    <style:style style:name="P11" style:family="paragraph">
      <loext:graphic-properties draw:fill="none"/>
      <style:paragraph-properties fo:text-align="center"/>
    </style:style>
    <style:style style:name="P12" style:family="paragraph">
      <style:text-properties fo:color="#ffffff" fo:font-size="16pt" style:font-size-asian="16pt" style:font-size-complex="16pt"/>
    </style:style>
    <style:style style:name="P13" style:family="paragraph">
      <loext:graphic-properties draw:fill-color="#ffffff"/>
      <style:text-properties fo:font-size="14pt"/>
    </style:style>
    <style:style style:name="P14" style:family="paragraph">
      <style:paragraph-properties fo:margin-left="1.5cm" fo:margin-right="0cm" fo:text-indent="0cm"/>
    </style:style>
    <style:style style:name="P15" style:family="paragraph">
      <style:paragraph-properties fo:margin-left="1.5cm" fo:margin-right="0cm" fo:margin-top="0cm" fo:margin-bottom="0cm" fo:text-indent="0cm"/>
    </style:style>
    <style:style style:name="P16" style:family="paragraph">
      <loext:graphic-properties draw:fill="none"/>
      <style:text-properties fo:font-size="16pt"/>
    </style:style>
    <style:style style:name="P17" style:family="paragraph">
      <style:paragraph-properties fo:text-align="center"/>
    </style:style>
    <style:style style:name="P18" style:family="paragraph">
      <style:paragraph-properties fo:margin-top="0cm" fo:margin-bottom="0.1cm"/>
    </style:style>
    <style:style style:name="P19" style:family="paragraph">
      <loext:graphic-properties draw:fill="none"/>
    </style:style>
    <style:style style:name="P20" style:family="paragraph">
      <style:paragraph-properties fo:margin-left="1.5cm" fo:margin-right="0cm" fo:margin-top="0cm" fo:margin-bottom="1cm" fo:text-indent="0cm"/>
    </style:style>
    <style:style style:name="P21" style:family="paragraph">
      <loext:graphic-properties draw:fill="none" draw:fill-color="#ffffff"/>
      <style:text-properties fo:font-size="16pt"/>
    </style:style>
    <style:style style:name="P22" style:family="paragraph">
      <style:paragraph-properties fo:margin-left="1.4cm" fo:margin-right="0cm" fo:margin-top="0cm" fo:margin-bottom="0cm" fo:text-indent="0cm"/>
    </style:style>
    <style:style style:name="P23" style:family="paragraph">
      <style:paragraph-properties fo:margin-left="1.4cm" fo:margin-right="0cm" fo:text-indent="0cm"/>
    </style:style>
    <style:style style:name="P24" style:family="paragraph">
      <loext:graphic-properties draw:fill="none"/>
      <style:text-properties fo:font-size="16pt" style:font-size-asian="15pt" style:font-size-complex="15pt"/>
    </style:style>
    <style:style style:name="P25" style:family="paragraph">
      <style:paragraph-properties fo:margin-top="0cm" fo:margin-bottom="0cm"/>
    </style:style>
    <style:style style:name="P26" style:family="paragraph">
      <style:paragraph-properties fo:margin-top="0cm" fo:margin-bottom="0cm" fo:line-height="93%" fo:text-align="start"/>
    </style:style>
    <style:style style:name="P27" style:family="paragraph">
      <loext:graphic-properties draw:fill="none"/>
      <style:paragraph-properties fo:margin-top="0cm" fo:margin-bottom="0cm" fo:line-height="93%" fo:text-align="start"/>
      <style:text-properties fo:font-size="18pt"/>
    </style:style>
    <style:style style:name="P28" style:family="paragraph">
      <loext:graphic-properties draw:fill-color="#ffffff"/>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2"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2" fo:font-size="16pt" style:font-size-asian="16pt" style:font-size-complex="16pt"/>
    </style:style>
    <style:style style:name="T11" style:family="text">
      <style:text-properties style:font-name="DejaVu Sans Mono2" fo:font-size="24pt" style:font-size-asian="24pt" style:font-size-complex="24pt"/>
    </style:style>
    <style:style style:name="T12" style:family="text">
      <style:text-properties fo:color="#ffffff" fo:font-size="16pt" style:font-size-asian="16pt" style:font-size-complex="16pt"/>
    </style:style>
    <style:style style:name="T13" style:family="text">
      <style:text-properties fo:color="#ffffff" style:font-name="Courier 10 Pitch2" fo:font-size="16pt" style:font-size-asian="16pt" style:font-size-complex="16pt"/>
    </style:style>
    <style:style style:name="T14" style:family="text">
      <style:text-properties fo:font-size="14pt"/>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DejaVu Sans Mono2"/>
    </style:style>
    <style:style style:name="T18" style:family="text">
      <style:text-properties fo:color="#363c74" fo:font-style="italic" style:font-style-asian="italic" style:font-style-complex="italic"/>
    </style:style>
    <style:style style:name="T19" style:family="text">
      <style:text-properties style:font-name="DejaVu Sans Mono2" fo:font-style="normal" style:font-style-asian="normal" style:font-style-complex="normal"/>
    </style:style>
    <style:style style:name="T20" style:family="text">
      <style:text-properties fo:color="#ed1c24" style:font-name="DejaVu Sans Mono2" fo:font-size="20pt" style:font-size-asian="20pt" style:font-size-complex="20pt"/>
    </style:style>
    <style:style style:name="T21" style:family="text">
      <style:text-properties fo:font-size="16pt"/>
    </style:style>
    <style:style style:name="T22" style:family="text">
      <style:text-properties fo:font-size="18pt" style:font-size-asian="18pt" style:font-size-complex="18pt"/>
    </style:style>
    <style:style style:name="T23" style:family="text">
      <style:text-properties style:font-name="DejaVu Sans Mono2" fo:font-size="16pt" style:font-size-asian="16pt" style:font-size-complex="16pt"/>
    </style:style>
    <style:style style:name="T24" style:family="text">
      <style:text-properties fo:color="#363c74" style:font-name="DejaVu Sans Mono2" fo:font-size="20pt" fo:font-style="italic" style:font-size-asian="20pt" style:font-style-asian="italic" style:font-size-complex="20pt" style:font-style-complex="italic"/>
    </style:style>
    <style:style style:name="T25" style:family="text">
      <style:text-properties fo:font-style="italic" style:font-style-asian="italic" style:font-style-complex="italic"/>
    </style:style>
    <style:style style:name="T26" style:family="text">
      <style:text-properties fo:color="#363c74" style:font-name="DejaVu Sans Mono2" fo:font-size="16pt" fo:font-style="normal" style:font-size-asian="16pt" style:font-style-asian="normal" style:font-size-complex="16pt" style:font-style-complex="normal"/>
    </style:style>
    <style:style style:name="T27" style:family="text">
      <style:text-properties style:use-window-font-color="true" style:font-name="Arial6" fo:font-size="20pt" style:font-size-asian="20pt" style:font-size-complex="20pt"/>
    </style:style>
    <style:style style:name="T28" style:family="text">
      <style:text-properties style:font-name="ARial2" fo:font-size="24pt" style:font-size-asian="24pt" style:font-size-complex="24pt"/>
    </style:style>
    <style:style style:name="T29" style:family="text">
      <style:text-properties fo:color="#363c74" style:font-name="ARial2" fo:font-style="italic" style:font-style-asian="italic" style:font-style-complex="italic"/>
    </style:style>
    <style:style style:name="T30" style:family="text">
      <style:text-properties style:font-name="ARial2"/>
    </style:style>
    <style:style style:name="T31" style:family="text">
      <style:text-properties fo:color="#363c74" style:font-name="ARial2"/>
    </style:style>
    <style:style style:name="T32" style:family="text">
      <style:text-properties fo:color="#363c74" style:font-name="Arial6" fo:font-size="20pt" fo:font-style="italic" style:font-size-asian="20pt" style:font-style-asian="italic" style:font-size-complex="20pt" style:font-style-complex="italic"/>
    </style:style>
    <style:style style:name="T33" style:family="text">
      <style:text-properties fo:color="#363c74" style:font-name="DejaVu Sans Mono2"/>
    </style:style>
    <style:style style:name="T34" style:family="text">
      <style:text-properties fo:color="#363c74"/>
    </style:style>
    <style:style style:name="T35" style:family="text">
      <style:text-properties style:font-name="DejaVu Sans Mono2" fo:font-size="20pt" style:font-size-asian="20pt" style:font-size-complex="20pt"/>
    </style:style>
    <style:style style:name="T36" style:family="text">
      <style:text-properties fo:color="#7c0000" style:font-name="DejaVu Sans Mono2" fo:font-size="20pt" style:font-size-asian="20pt" style:font-size-complex="20pt"/>
    </style:style>
    <style:style style:name="T37" style:family="text">
      <style:text-properties fo:color="#00a54f" style:font-name="DejaVu Sans Mono2" fo:font-size="20pt" style:font-size-asian="20pt" style:font-size-complex="20pt"/>
    </style:style>
    <style:style style:name="T38" style:family="text">
      <style:text-properties style:font-name="DejaVu Sans Mono2" fo:font-size="14pt" style:font-size-asian="14pt" style:font-size-complex="14pt"/>
    </style:style>
    <style:style style:name="T39" style:family="text">
      <style:text-properties fo:color="#7c0000" style:font-name="DejaVu Sans Mono2" fo:font-size="14pt" style:font-size-asian="14pt" style:font-size-complex="14pt"/>
    </style:style>
    <style:style style:name="T40" style:family="text">
      <style:text-properties fo:color="#00a54f" style:font-name="DejaVu Sans Mono2" fo:font-size="14pt" style:font-size-asian="14pt" style:font-size-complex="14pt"/>
    </style:style>
    <style:style style:name="T41" style:family="text">
      <style:text-properties fo:color="#363c74" style:font-name="DejaVu Sans Mono2" fo:font-size="18pt" style:font-size-asian="18pt" style:font-size-complex="18pt"/>
    </style:style>
    <style:style style:name="T42" style:family="text">
      <style:text-properties fo:color="#363c74" style:font-name="DejaVu Sans Mono2" fo:font-size="18pt"/>
    </style:style>
    <style:style style:name="T43" style:family="text">
      <style:text-properties fo:font-size="16pt" style:font-size-asian="15pt" style:font-size-complex="15pt"/>
    </style:style>
    <style:style style:name="T44" style:family="text">
      <style:text-properties style:font-name="Arial6" fo:font-size="20pt" style:font-size-asian="20pt" style:font-size-complex="20pt"/>
    </style:style>
    <style:style style:name="T45" style:family="text">
      <style:text-properties style:font-name="ARial2" fo:font-size="20pt" style:font-size-asian="20pt" style:font-size-complex="20pt"/>
    </style:style>
    <style:style style:name="T46" style:family="text">
      <style:text-properties style:use-window-font-color="true" style:font-name="DejaVu Sans Mono2" fo:font-size="20pt" style:font-size-asian="20pt" style:font-size-complex="20pt"/>
    </style:style>
    <style:style style:name="T47" style:family="text">
      <style:text-properties fo:color="#363c74" style:font-name="DejaVu Sans Mono2" fo:font-size="20pt" fo:font-style="normal" style:font-size-asian="20pt" style:font-style-asian="normal" style:font-size-complex="20pt" style:font-style-complex="normal"/>
    </style:style>
    <style:style style:name="T48" style:family="text">
      <style:text-properties style:font-name="Arial6" fo:font-size="24pt" style:font-size-asian="24pt" style:font-size-complex="24pt"/>
    </style:style>
    <style:style style:name="T49" style:family="text">
      <style:text-properties fo:color="#94a0a9" style:font-name="DejaVu Sans Mono2" fo:font-size="20pt" style:font-size-asian="20pt" style:font-size-complex="20pt"/>
    </style:style>
    <style:style style:name="T50" style:family="text">
      <style:text-properties fo:color="#94a0a9" fo:font-size="20pt" style:font-size-asian="20pt" style:font-size-complex="20pt"/>
    </style:style>
    <style:style style:name="T51" style:family="text">
      <style:text-properties fo:color="#000000" style:font-name="DejaVu Sans Mono2"/>
    </style:style>
    <style:style style:name="T52"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5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min-label-width="0.4cm"/>
        <style:text-properties fo:color="#ffffff" fo:font-size="100%"/>
      </text:list-level-style-number>
      <text:list-level-style-number text:level="3" style:num-suffix="." style:num-format="1">
        <style:list-level-properties text:min-label-width="0.4cm"/>
        <style:text-properties fo:color="#ffffff" fo:font-size="100%"/>
      </text:list-level-style-number>
      <text:list-level-style-number text:level="4" style:num-suffix="." style:num-format="1">
        <style:list-level-properties text:min-label-width="0.4cm"/>
        <style:text-properties fo:color="#ffffff" fo:font-size="100%"/>
      </text:list-level-style-number>
      <text:list-level-style-number text:level="5" style:num-suffix="." style:num-format="1">
        <style:list-level-properties text:min-label-width="0.4cm"/>
        <style:text-properties fo:color="#ffffff" fo:font-size="100%"/>
      </text:list-level-style-number>
      <text:list-level-style-number text:level="6" style:num-suffix="." style:num-format="1">
        <style:list-level-properties text:min-label-width="0.4cm"/>
        <style:text-properties fo:color="#ffffff" fo:font-size="100%"/>
      </text:list-level-style-number>
      <text:list-level-style-number text:level="7" style:num-suffix="." style:num-format="1">
        <style:list-level-properties text:min-label-width="0.4cm"/>
        <style:text-properties fo:color="#ffffff" fo:font-size="100%"/>
      </text:list-level-style-number>
      <text:list-level-style-number text:level="8" style:num-suffix="." style:num-format="1">
        <style:list-level-properties text:min-label-width="0.4cm"/>
        <style:text-properties fo:color="#ffffff" fo:font-size="100%"/>
      </text:list-level-style-number>
      <text:list-level-style-number text:level="9" style:num-suffix="." style:num-format="1">
        <style:list-level-properties text:min-label-width="0.4cm"/>
        <style:text-properties fo:color="#ffffff" fo:font-size="100%"/>
      </text:list-level-style-number>
      <text:list-level-style-number text:level="10" style:num-suffix="." style:num-format="1">
        <style:list-level-properties text:min-label-width="0.4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5cm"/>
        <style:text-properties fo:color="#ffffff" fo:font-size="100%"/>
      </text:list-level-style-number>
      <text:list-level-style-number text:level="2" style:num-suffix="." style:num-format="1">
        <style:list-level-properties text:space-before="0.6cm" text:min-label-width="0.65cm"/>
        <style:text-properties fo:color="#ffffff" fo:font-size="100%"/>
      </text:list-level-style-number>
      <text:list-level-style-number text:level="3" style:num-suffix="." style:num-format="1">
        <style:list-level-properties text:space-before="1.2cm" text:min-label-width="0.65cm"/>
        <style:text-properties fo:color="#ffffff" fo:font-size="100%"/>
      </text:list-level-style-number>
      <text:list-level-style-number text:level="4" style:num-suffix="." style:num-format="1">
        <style:list-level-properties text:space-before="1.8cm" text:min-label-width="0.65cm"/>
        <style:text-properties fo:color="#ffffff" fo:font-size="100%"/>
      </text:list-level-style-number>
      <text:list-level-style-number text:level="5" style:num-suffix="." style:num-format="1">
        <style:list-level-properties text:space-before="2.4cm" text:min-label-width="0.65cm"/>
        <style:text-properties fo:color="#ffffff" fo:font-size="100%"/>
      </text:list-level-style-number>
      <text:list-level-style-number text:level="6" style:num-suffix="." style:num-format="1">
        <style:list-level-properties text:space-before="3cm" text:min-label-width="0.65cm"/>
        <style:text-properties fo:color="#ffffff" fo:font-size="100%"/>
      </text:list-level-style-number>
      <text:list-level-style-number text:level="7" style:num-suffix="." style:num-format="1">
        <style:list-level-properties text:space-before="3.6cm" text:min-label-width="0.65cm"/>
        <style:text-properties fo:color="#ffffff" fo:font-size="100%"/>
      </text:list-level-style-number>
      <text:list-level-style-number text:level="8" style:num-suffix="." style:num-format="1">
        <style:list-level-properties text:space-before="4.2cm" text:min-label-width="0.65cm"/>
        <style:text-properties fo:color="#ffffff" fo:font-size="100%"/>
      </text:list-level-style-number>
      <text:list-level-style-number text:level="9" style:num-suffix="." style:num-format="1">
        <style:list-level-properties text:space-before="4.8cm" text:min-label-width="0.65cm"/>
        <style:text-properties fo:color="#ffffff" fo:font-size="100%"/>
      </text:list-level-style-number>
      <text:list-level-style-number text:level="10" style:num-suffix="." style:num-format="1">
        <style:list-level-properties text:space-before="5.4cm" text:min-label-width="0.65cm"/>
        <style:text-properties fo:color="#ffffff"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5.08cm" svg:x="2.261cm" svg:y="12.204cm" presentation:class="subtitle" presentation:user-transformed="true">
          <draw:text-box>
            <text:p text:style-name="P2"><text:span text:style-name="T3">Frank Sundermeyer</text:span></text:p>
            <text:p text:style-name="P2"><text:span text:style-name="T4">Project Manager Documentation</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name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F2DC051C.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1<text:line-break/><text:span text:style-name="T11">example/01_basic</text:span></text:p>
          </draw:text-box>
        </draw:frame>
        <draw:frame presentation:style-name="pr8" draw:text-style-name="P12" draw:layer="layout" svg:width="14.58cm" svg:height="4.318cm" svg:x="8.636cm" svg:y="11.684cm" presentation:class="outline" presentation:user-transformed="true">
          <draw:text-box>
            <text:list text:style-name="L3">
              <text:list-item>
                <text:p><text:span text:style-name="T12">Write a Makefile that converts </text:span><text:span text:style-name="T13">song.flac</text:span><text:span text:style-name="T12"> to </text:span><text:span text:style-name="T13">mp3/song.mp3</text:span></text:p>
              </text:list-item>
              <text:list-item>
                <text:p><text:span text:style-name="T12">Fetch a cover with glyrc (</text:span><text:span text:style-name="T13">mp3/cover.jpeg</text:span><text:span text:style-name="T12">)</text:span></text:p>
              </text:list-item>
              <text:list-item>
                <text:p><text:span text:style-name="T12">Run the Makefile multiple times and explain what happens</text:span></text:p>
              </text:list-item>
              <text:list-item>
                <text:p><text:span text:style-name="T12">Optimize the Makefile to avoid unnecessary rebuilds</text:span></text:p>
              </text:list-item>
            </text:list>
          </draw:text-box>
        </draw:frame>
        <presentation:notes draw:style-name="dp2">
          <draw:page-thumbnail draw:style-name="gr1" draw:layer="layout" svg:width="13.97cm" svg:height="10.465cm" svg:x="3.81cm" svg:y="2.134cm" draw:page-number="7" presentation:class="page"/>
          <draw:frame presentation:style-name="pr9" draw:text-style-name="P13" draw:layer="layout" svg:width="17.271cm" svg:height="12.572cm" svg:x="2.159cm" svg:y="13.271cm" presentation:class="notes">
            <draw:text-box>
              <text:list text:style-name="L4">
                <text:list-item>
                  <text:p><text:span text:style-name="T14">Invoking</text:span></text:p>
                  <text:list>
                    <text:list-item>
                      <text:p><text:span text:style-name="T14">“</text:span><text:span text:style-name="T14">source” and makefile are stored in the same directory</text:span></text:p>
                    </text:list-item>
                    <text:list-item>
                      <text:p><text:span text:style-name="T14">makefile is name “Makefile”</text:span></text:p>
                    </text:list-item>
                    <text:list-item>
                      <text:p><text:span text:style-name="T14">make is executed in the same directory the Makefile is located</text:span></text:p>
                    </text:list-item>
                    <text:list-item>
                      <text:p><text:span text:style-name="T14">=&gt; first target is executed</text:span></text:p>
                    </text:list-item>
                  </text:list>
                </text:list-item>
                <text:list-item>
                  <text:p><text:span text:style-name="T14">show how to invoke targets explicitly</text:span></text:p>
                </text:list-item>
                <text:list-item>
                  <text:p><text:span text:style-name="T14">Order (last target is executed first)</text:span></text:p>
                </text:list-item>
                <text:list-item>
                  <text:p><text:span text:style-name="T14">show rebuild minimizing by</text:span></text:p>
                  <text:list>
                    <text:list-item>
                      <text:p><text:span text:style-name="T14">running make again</text:span></text:p>
                    </text:list-item>
                    <text:list-item>
                      <text:p><text:span text:style-name="T14">run make -B (unconditionall make all targets)</text:span></text:p>
                    </text:list-item>
                    <text:list-item>
                      <text:p><text:span text:style-name="T14">deleting albumcover.jpeg and running make again</text:span></text:p>
                      <text:list>
                        <text:list-item>
                          <text:p><text:span text:style-name="T14">why is mp3/ regenerated</text:span></text:p>
                        </text:list-item>
                        <text:list-item>
                          <text:p><text:span text:style-name="T14">why is song.mp3 regenerated</text:span></text:p>
                        </text:list-item>
                      </text:list>
                    </text:list-item>
                  </text:list>
                </text:list-item>
                <text:list-item>
                  <text:p><text:span text:style-name="T14">debugging: remake –debug=b</text:span></text:p>
                </text:list-item>
              </text:list>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5">commands </text:span><text:span text:style-name="T16">always</text:span><text:span text:style-name="T15"> need to be prepended with a &lt;tab&gt; </text:span></text:p>
              </text:list-item>
              <text:list-item>
                <text:p><text:span text:style-name="T15">long command lines can be continued using \</text:span></text:p>
              </text:list-item>
              <text:list-item>
                <text:p><text:span text:style-name="T15">use # at the beginning of the line for comments (Note: within commands these lines are forwarded to the shell)</text:span></text:p>
              </text:list-item>
              <text:list-item>
                <text:p><text:span text:style-name="T15">although the order of targets does not matter (apart from the first one), they are usually written in top down order</text:span></text:p>
              </text:list-item>
              <text:list-item>
                <text:p>the default target is usually called <text:span text:style-name="T17">all</text:span> and listed first</text:p>
              </text:list-item>
            </text:list>
          </draw:text-box>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8">make</text:span> automatically uses <text:span text:style-name="T17">Makefile</text:span> in the current directory and builds the first target</text:p>
              </text:list-item>
              <text:list-item>
                <text:p>to build a certain target, run <text:span text:style-name="T18">make &lt;target&gt;</text:span></text:p>
              </text:list-item>
              <text:list-item>
                <text:p>to specify a certain make file, run <text:span text:style-name="T18">make -f &lt;makefile&gt;</text:span></text:p>
              </text:list-item>
              <text:list-item>
                <text:p><text:span text:style-name="T15">for debugging run </text:span><text:span text:style-name="T18">make –debug=b</text:span><text:span text:style-name="T15"> (preferably use </text:span><text:span text:style-name="T19">remake</text:span><text:span text:style-name="T15">)</text:span></text:p>
              </text:list-item>
              <text:list-item>
                <text:p><text:span text:style-name="T15">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4"><text:span text:style-name="T7">foo1 foo2: bar1 bar2</text:span></text:p>
            <text:p text:style-name="P15"><text:span text:style-name="T7">foo1:</text:span></text:p>
            <text:p text:style-name="P14"><text:span text:style-name="T7">→ </text:span><text:span text:style-name="T7">command1</text:span></text:p>
            <text:p text:style-name="P15"><text:span text:style-name="T7">foo2: bar3</text:span></text:p>
            <text:p text:style-name="P14"><text:span text:style-name="T7">→ </text:span><text:span text:style-name="T7">command</text:span></text:p>
            <text:p text:style-name="P15"><text:span text:style-name="T20">foo1:</text:span></text:p>
            <text:p text:style-name="P14"><text:span text:style-name="T20">→ </text:span><text:span text:style-name="T20">command2</text:span><text:span text:style-name="T20"><text:tab/></text:span><text:span text:style-name="T20"><text:tab/></text:span><text:span text:style-name="T20">WRONG!</text:span></text:p>
          </draw:text-box>
        </draw:frame>
        <draw:frame draw:style-name="gr4" draw:text-style-name="P16" draw:layer="layout" svg:width="16.889cm" svg:height="0.963cm" svg:x="7.874cm" svg:y="18.288cm">
          <draw:text-box>
            <text:p><text:span text:style-name="T21"><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4"><text:span text:style-name="T7">.PHONY: all</text:span></text:p>
            <text:p text:style-name="P14"><text:span text:style-name="T7">all: mp3/song.mp3 mp3/albumcover.jpeg</text:span></text:p>
            <text:list text:continue-numbering="true" text:style-name="L2">
              <text:list-item>
                <text:list>
                  <text:list-item>
                    <text:p>PHONY rules are always rebuilt</text:p>
                  </text:list-item>
                  <text:list-item>
                    <text:p>common PHONY targets: <text:span text:style-name="T17">all</text:span>, <text:span text:style-name="T17">install</text:span>, <text:span text:style-name="T17">clean</text:span>, <text:span text:style-name="T17">check</text:span>, ...</text:p>
                  </text:list-item>
                </text:list>
              </text:list-item>
            </text:list>
          </draw:text-box>
        </draw:frame>
        <draw:frame draw:style-name="gr5" draw:text-style-name="P16" draw:layer="layout" svg:width="19.078cm" svg:height="0.963cm" svg:x="5.588cm" svg:y="18.288cm">
          <draw:text-box>
            <text:p><text:span text:style-name="T21"><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4"><text:span text:style-name="T7">all: foo bar </text:span></text:p>
            <text:p text:style-name="P15"><text:span text:style-name="T7">bar: foo</text:span></text:p>
            <text:p text:style-name="P15"><text:span text:style-name="T7">→ </text:span><text:span text:style-name="T7">command</text:span></text:p>
            <text:p text:style-name="P14"><text:span text:style-name="T7">→ </text:span><text:span text:style-name="T7">touch bar</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draw:frame draw:style-name="standard" draw:layer="layout" svg:width="20.825cm" svg:height="11.81cm" svg:x="2.54cm" svg:y="3.81cm">
          <table:table table:template-name="bw" table:use-first-row-styles="true" table:use-banding-rows-styles="true">
            <table:table-column table:style-name="co1"/>
            <table:table-column table:style-name="co2"/>
            <table:table-row table:style-name="ro1">
              <table:table-cell table:style-name="ce1">
                <text:p text:style-name="P17"><text:span text:style-name="T22">Shell</text:span></text:p>
              </table:table-cell>
              <table:table-cell table:style-name="ce2">
                <text:p text:style-name="P17">Make</text:p>
              </table:table-cell>
            </table:table-row>
            <table:table-row table:style-name="ro2" table:default-cell-style-name="ce3">
              <table:table-cell>
                <text:p><text:span text:style-name="T23">for i in 5 4 3 2 1 0; do</text:span></text:p>
                <text:p><text:span text:style-name="T23"><text:s text:c="2"/></text:span><text:span text:style-name="T23">echo “Countdown $i”</text:span></text:p>
                <text:p><text:span text:style-name="T23">done</text:span></text:p>
              </table:table-cell>
              <table:table-cell>
                <text:p><text:span text:style-name="T23">for i in 5 4 3 2 1 0; \</text:span></text:p>
                <text:p><text:span text:style-name="T23">do \</text:span></text:p>
                <text:p><text:span text:style-name="T23"><text:s text:c="2"/></text:span><text:span text:style-name="T23">echo “Countdown $$i”; \</text:span></text:p>
                <text:p><text:span text:style-name="T23">done</text:span></text:p>
              </table:table-cell>
            </table:table-row>
            <table:table-row table:style-name="ro3">
              <table:table-cell table:style-name="ce4">
                <text:p>i<text:span text:style-name="T23">f [ ! -d $dir ]; then</text:span></text:p>
                <text:p><text:span text:style-name="T23"><text:s text:c="2"/></text:span><text:span text:style-name="T23">mkdir -p $d</text:span></text:p>
                <text:p><text:span text:style-name="T23"><text:s text:c="2"/></text:span><text:span text:style-name="T23">run-a-command -with -lots \ <text:s text:c="4"/>-of -options</text:span></text:p>
                <text:p><text:span text:style-name="T23">else</text:span></text:p>
                <text:p><text:span text:style-name="T23"><text:s text:c="2"/></text:span><text:span text:style-name="T23">echo “$dir exists”</text:span></text:p>
                <text:p><text:span text:style-name="T23">fi</text:span></text:p>
              </table:table-cell>
              <table:table-cell table:style-name="ce5">
                <text:p><text:span text:style-name="T23">if [ ! -d $(dir) ]; \</text:span></text:p>
                <text:p><text:span text:style-name="T23">then \</text:span></text:p>
                <text:p><text:span text:style-name="T23"><text:s text:c="2"/></text:span><text:span text:style-name="T23">mkdir -p $(dir); \</text:span></text:p>
                <text:p><text:span text:style-name="T23"><text:s text:c="2"/></text:span><text:span text:style-name="T23">run-a-command -with -lots \ <text:s text:c="4"/>-of -options; \</text:span></text:p>
                <text:p><text:span text:style-name="T23">else \</text:span></text:p>
                <text:p><text:span text:style-name="T23"><text:s text:c="2"/></text:span><text:span text:style-name="T23">echo “$(dir) exists”; \</text:span></text:p>
                <text:p><text:span text:style-name="T23">fi</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4">NAME</text:span><text:span text:style-name="T7">)</text:span> syntax</text:p>
              </text:list-item>
            </text:list>
          </draw:text-box>
        </draw:frame>
        <draw:frame draw:style-name="gr7" draw:text-style-name="P16" draw:layer="layout" svg:width="19.387cm" svg:height="0.963cm" svg:x="5.251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8">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8">variables will be expanded <text:span text:style-name="T25">every</text:span> time they are used, value can be different each time: <text:span text:style-name="T26">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6" draw:layer="layout" svg:width="19.387cm" svg:height="0.963cm" svg:x="5.251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7">…</text:span><text:span text:style-name="T10"> NAME += value2</text:span></text:p>
                    <text:p><text:span text:style-name="T10">NAME ?= value</text:span></text:p>
                  </text:list-header>
                </text:list>
              </text:list-item>
            </text:list>
          </draw:text-box>
        </draw:frame>
        <draw:frame draw:style-name="gr8" draw:text-style-name="P16" draw:layer="layout" svg:width="17.296cm" svg:height="0.963cm" svg:x="7.342cm" svg:y="18.288cm">
          <draw:text-box>
            <text:p><text:span text:style-name="T21"><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5">and</text:span> its dependencies</text:p>
              </text:list-item>
              <text:list-item>
                <text:p>assignment as with regular variables</text:p>
              </text:list-item>
              <text:list-item>
                <text:p>will only be expanded when target is processed</text:p>
              </text:list-item>
            </text:list>
            <text:p text:style-name="P15"><text:span text:style-name="T7">NAME := value1</text:span></text:p>
            <text:p text:style-name="P14"><text:span text:style-name="T28">...</text:span></text:p>
            <text:p text:style-name="P15"><text:span text:style-name="T7">target: NAME := value2</text:span></text:p>
            <text:p text:style-name="P15"><text:span text:style-name="T7">target: prereq1</text:span></text:p>
            <text:p text:style-name="P14"><text:span text:style-name="T7">→ </text:span><text:span text:style-name="T7">commands</text:span></text:p>
          </draw:text-box>
        </draw:frame>
        <draw:frame draw:style-name="gr9" draw:text-style-name="P16" draw:layer="layout" svg:width="20.643cm" svg:height="0.963cm" svg:x="4.219cm" svg:y="18.288cm">
          <draw:text-box>
            <text:p><text:span text:style-name="T21"><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9">make NAME:=value</text:span><text:span text:style-name="T30"> / </text:span><text:span text:style-name="T31">make NAME=value</text:span></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on the command line or the make file (can be prevented by calling <text:span text:style-name="T32">make -e</text:span>)</text:p>
                  </text:list-item>
                </text:list>
              </text:list-item>
            </text:list>
          </draw:text-box>
        </draw:frame>
        <draw:frame draw:style-name="gr10" draw:text-style-name="P16" draw:layer="layout" svg:width="17.245cm" svg:height="0.963cm" svg:x="7.393cm" svg:y="18.288cm">
          <draw:text-box>
            <text:p><text:span text:style-name="T21"><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Automatic Variables</text:span></text:p>
          </draw:text-box>
        </draw:frame>
        <draw:frame draw:style-name="gr3" draw:text-style-name="P11" draw:layer="layout" svg:width="17.276cm" svg:height="5.397cm" svg:x="2.032cm" svg:y="3.811cm">
          <draw:image xlink:href="Pictures/100002010000028D000000CCAA1529A7.png" xlink:type="simple" xlink:show="embed" xlink:actuate="onLoad">
            <text:p/>
          </draw:image>
        </draw:frame>
        <draw:frame presentation:style-name="pr10" draw:layer="layout" svg:width="20.93cm" svg:height="6.96cm" svg:x="2.286cm" svg:y="9.652cm" presentation:class="outline" presentation:user-transformed="true">
          <draw:text-box>
            <text:list text:style-name="L2">
              <text:list-item>
                <text:p><text:span text:style-name="T33">$?</text:span>: all prerequisites that are newer than the target</text:p>
              </text:list-item>
              <text:list-item>
                <text:p><text:span text:style-name="T34">$+</text:span>: like <text:span text:style-name="T34">$^</text:span>, but also contains duplicates</text:p>
              </text:list-item>
              <text:list-item>
                <text:p><text:span text:style-name="T34">$*</text:span>: basename of target</text:p>
              </text:list-item>
            </text:list>
          </draw:text-box>
        </draw:frame>
        <draw:frame draw:style-name="gr11" draw:text-style-name="P19" draw:layer="layout" svg:width="22.927cm" svg:height="0.963cm" svg:x="1.965cm" svg:y="18.288cm">
          <draw:text-box>
            <text:p><text:a xlink:href="https://www.gnu.org/software/make/manual/html_node/Automatic-Variables.html" xlink:type="simple">https://www.gnu.org/software/make/manual/html_node/Automatic-Variables.html</text:a></text:p>
          </draw:text-box>
        </draw:frame>
        <presentation:notes draw:style-name="dp2">
          <draw:page-thumbnail draw:style-name="gr1" draw:layer="layout" svg:width="13.97cm" svg:height="10.465cm" svg:x="3.81cm" svg:y="2.134cm" draw:page-number="1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2<text:line-break/><text:span text:style-name="T11">example/02_rules_variables</text:span></text:p>
          </draw:text-box>
        </draw:frame>
        <draw:frame presentation:style-name="pr11" draw:text-style-name="P12" draw:layer="layout" svg:width="14.58cm" svg:height="4.318cm" svg:x="8.636cm" svg:y="11.684cm" presentation:class="outline" presentation:user-transformed="true">
          <draw:text-box>
            <text:list text:style-name="L3">
              <text:list-item>
                <text:p><text:span text:style-name="T12">The flac file is now located in </text:span><text:span text:style-name="T13">flac/</text:span></text:p>
              </text:list-item>
              <text:list-item>
                <text:p><text:span text:style-name="T12">Add a rule to apply replay gain to the mp3 file</text:span></text:p>
              </text:list-item>
              <text:list-item>
                <text:p><text:span text:style-name="T12">Make use of all three rule types</text:span></text:p>
              </text:list-item>
              <text:list-item>
                <text:p><text:span text:style-name="T12">Replace file names in rules with variables</text:span></text:p>
              </text:list-item>
              <text:list-item>
                <text:p><text:span text:style-name="T12">Use long options in commands (if available)</text:span></text:p>
              </text:list-item>
            </text:list>
          </draw:text-box>
        </draw:frame>
        <presentation:notes draw:style-name="dp2">
          <draw:page-thumbnail draw:style-name="gr1" draw:layer="layout" svg:width="13.97cm" svg:height="10.465cm" svg:x="3.81cm" svg:y="2.134cm" draw:page-number="20" presentation:class="page"/>
          <draw:frame presentation:style-name="pr12" draw:text-style-name="P13"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3">a := b</text:span>), expanded immediately</text:p>
                  </text:list-item>
                  <text:list-item>
                    <text:p>recursively expanded variables (<text:span text:style-name="T33">a = b</text:span>), expanded deferred</text:p>
                  </text:list-item>
                </text:list>
              </text:list-item>
              <text:list-item>
                <text:p>variables usually have a global scope, target-specific variables are declared by prefixing with the target name (<text:span text:style-name="T33">target: a := b</text:span>) and are valid for the target and all its dependencies </text:p>
              </text:list-item>
            </text:list>
          </draw:text-box>
        </draw:frame>
        <presentation:notes draw:style-name="dp2">
          <draw:page-thumbnail draw:style-name="gr1" draw:layer="layout" svg:width="13.97cm" svg:height="10.465cm" svg:x="3.81cm" svg:y="2.134cm" draw:page-number="2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4">$@</text:span> (target) and <text:span text:style-name="T34">$&lt;</text:span> (first prereqisite)</text:p>
              </text:list-item>
            </text:list>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isite</text:p>
              </text:list-item>
            </text:list>
            <text:p text:style-name="P14"><text:span text:style-name="T10">%.mp3: %.flac</text:span></text:p>
            <text:p text:style-name="P14"><text:span text:style-name="T10">%: %.sh</text:span></text:p>
            <text:p text:style-name="P14"><text:span text:style-name="T10">%/foo: %/bar</text:span></text:p>
            <text:p text:style-name="P14"><text:span text:style-name="T10">%.txt: baz_%.txt</text:span></text:p>
          </draw:text-box>
        </draw:frame>
        <draw:frame draw:style-name="gr12" draw:text-style-name="P16" draw:layer="layout" svg:width="18.892cm" svg:height="0.963cm" svg:x="5.746cm" svg:y="18.235cm">
          <draw:text-box>
            <text:p><text:span text:style-name="T21"><text:a xlink:href="https://www.gnu.org/software/make/manual/html_node/Pattern-Rules.html" xlink:type="simple">https://www.gnu.org/software/make/manual/html_node/Pattern-Rules.html</text:a></text:span></text:p>
          </draw:text-box>
        </draw:frame>
        <draw:frame draw:style-name="gr13" draw:text-style-name="P16" draw:layer="layout" svg:width="18.837cm" svg:height="1.187cm" svg:x="6.052cm" svg:y="17.821cm">
          <draw:text-box>
            <text:p/>
          </draw:text-box>
        </draw:frame>
        <draw:frame draw:style-name="gr13" draw:text-style-name="P16" draw:layer="layout" svg:width="18.837cm" svg:height="1.187cm" svg:x="6.052cm" svg:y="17.821cm">
          <draw:text-box>
            <text:p/>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4"><text:span text:style-name="T35">%.o: %.c</text:span></text:p>
            <text:p text:style-name="P20"><text:span text:style-name="T35">→ </text:span><text:span text:style-name="T36">$(COMPILE.c)</text:span><text:span text:style-name="T35"> </text:span><text:span text:style-name="T37">$(OUTPUT_OPTION)</text:span><text:span text:style-name="T35"> $&lt;</text:span></text:p>
            <text:p text:style-name="P14"><text:span text:style-name="T38">→ </text:span><text:span text:style-name="T39">$(CXX) $(CXXFLAGS) $(CPPFLAGS) $(TARGET_ARCH) -c</text:span><text:span text:style-name="T38"> </text:span><text:span text:style-name="T40">-o $@</text:span><text:span text:style-name="T38"> $&lt;</text:span></text:p>
            <text:p text:style-name="P14"><text:span text:style-name="T38">→ </text:span><text:span text:style-name="T39">g++ -c</text:span><text:span text:style-name="T38"> </text:span><text:span text:style-name="T40">-o $@</text:span><text:span text:style-name="T38"> $&lt;</text:span></text:p>
            <text:list text:continue-numbering="true" text:style-name="L2">
              <text:list-item>
                <text:p>list all implicit rules (platform/vendor-specific) with <text:span text:style-name="T17">make -p</text:span> in a directory without Makefile</text:p>
              </text:list-item>
            </text:list>
          </draw:text-box>
        </draw:frame>
        <draw:frame draw:style-name="gr14" draw:text-style-name="P21" draw:layer="layout" svg:width="18.841cm" svg:height="0.878cm" svg:x="5.84cm" svg:y="18.288cm">
          <draw:text-box>
            <text:p><text:span text:style-name="T21"><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4"><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4">
              <table:table-cell table:style-name="ce6">
                <text:p><text:span text:style-name="T41">%.o: %.c</text:span></text:p>
              </table:table-cell>
              <table:table-cell table:style-name="ce7">
                <text:p><text:span text:style-name="T42">.c.o</text:span></text:p>
              </table:table-cell>
            </table:table-row>
            <table:table-row table:style-name="ro5" table:default-cell-style-name="ce7">
              <table:table-cell>
                <text:p><text:span text:style-name="T42">%: %.sh</text:span></text:p>
              </table:table-cell>
              <table:table-cell>
                <text:p><text:span text:style-name="T42">.sh</text:span></text:p>
              </table:table-cell>
            </table:table-row>
          </table:table>
          <draw:image xlink:href="Pictures/TablePreview2.svm" xlink:type="simple" xlink:show="embed" xlink:actuate="onLoad"/>
        </draw:frame>
        <draw:frame draw:style-name="gr15" draw:text-style-name="P16" draw:layer="layout" svg:width="18.481cm" svg:height="0.963cm" svg:x="6.159cm" svg:y="18.288cm">
          <draw:text-box>
            <text:p><text:span text:style-name="T21"><text:a xlink:href="https://www.gnu.org/software/make/manual/html_node/Suffix-Rules.html" xlink:type="simple">https://www.gnu.org/software/make/manual/html_node/Suffix-Rules.html</text:a></text:span></text:p>
          </draw:text-box>
        </draw:frame>
        <presentation:notes draw:style-name="dp2">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22"><text:span text:style-name="T7">foo: foo.o bar.o</text:span></text:p>
            <text:p text:style-name="P23"><text:span text:style-name="T7">→ </text:span><text:span text:style-name="T7">command</text:span><text:span text:style-name="T35">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4"><text:span text:style-name="T7">foo: foo.sh baz</text:span></text:p>
            <text:list text:continue-numbering="true" text:style-name="L2">
              <text:list-item>
                <text:p>implicit rules can also be overwritten or disabled (refer to documentation)</text:p>
              </text:list-item>
            </text:list>
          </draw:text-box>
        </draw:frame>
        <draw:frame draw:style-name="gr16" draw:text-style-name="P24" draw:layer="layout" svg:width="18.841cm" svg:height="0.963cm" svg:x="5.84cm" svg:y="18.288cm">
          <draw:text-box>
            <text:p><text:span text:style-name="T43"><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4"><text:span text:style-name="T7">VPATH = src include</text:span></text:p>
            <text:list text:continue-numbering="true" text:style-name="L2">
              <text:list-item>
                <text:p>use the vpath directive to specify the origins of sources more precisely:</text:p>
              </text:list-item>
            </text:list>
            <text:p text:style-name="P15"><text:span text:style-name="T7">vpath %.c src</text:span></text:p>
            <text:p text:style-name="P15"><text:span text:style-name="T7">vpath %.h include</text:span></text:p>
          </draw:text-box>
        </draw:frame>
        <draw:frame draw:style-name="gr17" draw:text-style-name="P16" draw:layer="layout" svg:width="19.675cm" svg:height="0.963cm" svg:x="4.963cm" svg:y="18.288cm">
          <draw:text-box>
            <text:p><text:span text:style-name="T21"><text:a xlink:href="https://www.gnu.org/software/make/manual/html_node/Directory-Search.html" xlink:type="simple">https://www.gnu.org/software/make/manual/html_node/Directory-Search.html</text:a></text:span></text:p>
          </draw:text-box>
        </draw:frame>
        <presentation:notes draw:style-name="dp2">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4"><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5">LIST</text:span> represents a space separated list of strings</text:p>
              </text:list-item>
            </text:list>
          </draw:text-box>
        </draw:frame>
        <draw:frame draw:style-name="gr18" draw:text-style-name="P16" draw:layer="layout" svg:width="17.931cm" svg:height="0.963cm" svg:x="6.707cm" svg:y="18.288cm">
          <draw:text-box>
            <text:p><text:span text:style-name="T21"><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4">PATTERN</text:span><text:span text:style-name="T7">)</text:span></text:p>
                <text:list>
                  <text:list-item>
                    <text:p>space separated list of files that match: <text:span text:style-name="T10">$(wildcard *.flac)</text:span><text:span text:style-name="T23">, </text:span>supports all shell globbing characters (*, ?, […], [^...])</text:p>
                  </text:list-item>
                </text:list>
              </text:list-item>
              <text:list-item>
                <text:p><text:span text:style-name="T7">$(dir </text:span><text:span text:style-name="T24">LIST</text:span><text:span text:style-name="T7">)</text:span><text:span text:style-name="T35"> / </text:span><text:span text:style-name="T7">$(notdir </text:span><text:span text:style-name="T24">LIST</text:span><text:span text:style-name="T7">)</text:span></text:p>
                <text:list>
                  <text:list-item>
                    <text:p>like <text:span text:style-name="T23">dirname / basename</text:span> in shell, returns directory part / file name for each list value</text:p>
                  </text:list-item>
                </text:list>
              </text:list-item>
              <text:list-item>
                <text:p><text:span text:style-name="T7">$(suffix </text:span><text:span text:style-name="T24">LIST</text:span><text:span text:style-name="T7">)</text:span><text:span text:style-name="T35"> / </text:span><text:span text:style-name="T7">$(basename </text:span><text:span text:style-name="T24">LIST</text:span><text:span text:style-name="T7">)</text:span></text:p>
                <text:list>
                  <text:list-item>
                    <text:p>returns file name suffix (.flac) / path without suffix</text:p>
                  </text:list-item>
                </text:list>
              </text:list-item>
              <text:list-item>
                <text:p><text:span text:style-name="T7">$(addsuffix </text:span><text:span text:style-name="T24">SUFF</text:span><text:span text:style-name="T7">,</text:span><text:span text:style-name="T24">LIST</text:span><text:span text:style-name="T7">)</text:span><text:span text:style-name="T35"> / </text:span><text:span text:style-name="T7">$(addprefix</text:span><text:span text:style-name="T24"> PREF</text:span><text:span text:style-name="T7">,</text:span><text:span text:style-name="T24">LIST</text:span><text:span text:style-name="T7">)</text:span></text:p>
                <text:list>
                  <text:list-item>
                    <text:p>adds trailing “SUFF” / leading “PREF” to all strings in list</text:p>
                  </text:list-item>
                </text:list>
              </text:list-item>
            </text:list>
          </draw:text-box>
        </draw:frame>
        <draw:frame draw:style-name="gr19" draw:text-style-name="P16" draw:layer="layout" svg:width="20.682cm" svg:height="0.963cm" svg:x="3.958cm" svg:y="18.288cm">
          <draw:text-box>
            <text:p><text:span text:style-name="T21"><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4">PATT</text:span><text:span text:style-name="T7">,</text:span><text:span text:style-name="T24">LIST</text:span><text:span text:style-name="T7">)</text:span><text:span text:style-name="T35"> / </text:span><text:span text:style-name="T7">$(filter-out </text:span><text:span text:style-name="T24">PATT</text:span><text:span text:style-name="T7">,</text:span><text:span text:style-name="T24">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4">SEARCH</text:span><text:span text:style-name="T7">,</text:span><text:span text:style-name="T24">REPLACE</text:span><text:span text:style-name="T7">,</text:span><text:span text:style-name="T24">LIST</text:span><text:span text:style-name="T7">)</text:span></text:p>
                <text:list>
                  <text:list-item>
                    <text:p>simple search and replace (no patterns) in LIST</text:p>
                    <text:p><text:span text:style-name="T10">MP3_FILES := $(subst .flac,.mp3,$(FLAC_FILES))</text:span></text:p>
                  </text:list-item>
                </text:list>
              </text:list-item>
              <text:list-item>
                <text:p><text:span text:style-name="T7">$(patsubst </text:span><text:span text:style-name="T24">SEARCH_PATT</text:span><text:span text:style-name="T7">,</text:span><text:span text:style-name="T24">REPLACE_PATT</text:span><text:span text:style-name="T7">,</text:span><text:span text:style-name="T24">LIST</text:span><text:span text:style-name="T7">)</text:span></text:p>
                <text:list>
                  <text:list-item>
                    <text:p><text:span text:style-name="T44">pattern</text:span><text:span text:style-name="T45"> (“%”) search and replace</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6" draw:layer="layout" svg:width="19.127cm" svg:height="0.963cm" svg:x="5.588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4">SUBSTR</text:span><text:span text:style-name="T7">,</text:span><text:span text:style-name="T24">LIST</text:span><text:span text:style-name="T7">)</text:span><text:span text:style-name="T35"> </text:span></text:p>
                <text:list>
                  <text:list-item>
                    <text:p><text:span text:style-name="T44">searches for SUBSTR in LIST, returns SUBSTR on success</text:span></text:p>
                  </text:list-item>
                </text:list>
              </text:list-item>
              <text:list-item>
                <text:p><text:span text:style-name="T7">$(fi</text:span><text:span text:style-name="T24">rstword LIST</text:span><text:span text:style-name="T7">) </text:span><text:span text:style-name="T46">/</text:span><text:span text:style-name="T7"> $(</text:span><text:span text:style-name="T47">lastword</text:span><text:span text:style-name="T24"> LIST</text:span><text:span text:style-name="T7">)</text:span></text:p>
                <text:list>
                  <text:list-item>
                    <text:p>returns the first / last words from LIST</text:p>
                    <text:p><text:span text:style-name="T10">$(firstword $(wildcard </text:span><text:span text:style-name="T34"><text:s/></text:span><text:span text:style-name="T10">.foo $HOME/.foo /etc/foo/config</text:span><text:span text:style-name="T34">))</text:span></text:p>
                  </text:list-item>
                </text:list>
              </text:list-item>
              <text:list-item>
                <text:p><text:span text:style-name="T7">$(words </text:span><text:span text:style-name="T24">LIST</text:span><text:span text:style-name="T7">)</text:span></text:p>
                <text:list>
                  <text:list-item>
                    <text:p>returns the number of words from LIST</text:p>
                  </text:list-item>
                </text:list>
              </text:list-item>
              <text:list-item>
                <text:p><text:span text:style-name="T7">$(word </text:span><text:span text:style-name="T24">POS</text:span><text:span text:style-name="T7">,</text:span><text:span text:style-name="T24">LIST</text:span><text:span text:style-name="T7">)</text:span><text:span text:style-name="T35"> / </text:span><text:span text:style-name="T7">$(wordlist </text:span><text:span text:style-name="T24">START</text:span><text:span text:style-name="T7">,</text:span><text:span text:style-name="T24">END</text:span><text:span text:style-name="T7">,</text:span><text:span text:style-name="T24">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4">LIST</text:span><text:span text:style-name="T7">)</text:span></text:p>
                <text:list>
                  <text:list-item>
                    <text:p>sorts LIST, removes duplicates and superfluous spaces </text:p>
                  </text:list-item>
                </text:list>
              </text:list-item>
            </text:list>
          </draw:text-box>
        </draw:frame>
        <draw:frame draw:style-name="gr20" draw:text-style-name="P16" draw:layer="layout" svg:width="19.127cm" svg:height="0.963cm" svg:x="5.588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5">not</text:span> exit if command fails</text:p>
                  </text:list-item>
                  <text:list-item>
                    <text:p>only way to debug: <text:span text:style-name="T10">SHELL := /bin/bash -x</text:span><text:span text:style-name="T34">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5">$</text:span><text:span text:style-name="T7">(if </text:span><text:span text:style-name="T24">COND</text:span><text:span text:style-name="T7">,</text:span><text:span text:style-name="T24">THEN</text:span><text:span text:style-name="T7">[,</text:span><text:span text:style-name="T24">ELSE</text:span><text:span text:style-name="T7">])</text:span></text:p>
              </text:list-item>
              <text:list-item>
                <text:p><text:span text:style-name="T7">$(or </text:span><text:span text:style-name="T24">COND1</text:span><text:span text:style-name="T7">[,</text:span><text:span text:style-name="T24">COND2</text:span><text:span text:style-name="T7">,</text:span><text:span text:style-name="T24">COND3</text:span><text:span text:style-name="T7">,...])</text:span></text:p>
                <text:list>
                  <text:list-item>
                    <text:p>returns first non-empty string or empty if all are empty</text:p>
                  </text:list-item>
                </text:list>
              </text:list-item>
              <text:list-item>
                <text:p><text:span text:style-name="T7">$(and </text:span><text:span text:style-name="T24">COND1</text:span><text:span text:style-name="T7">[,</text:span><text:span text:style-name="T24">COND2</text:span><text:span text:style-name="T7">,</text:span><text:span text:style-name="T24">COND3</text:span><text:span text:style-name="T7">,...])</text:span></text:p>
                <text:list>
                  <text:list-item>
                    <text:p>returns empty if all empty or last non-empty string</text:p>
                  </text:list-item>
                </text:list>
              </text:list-item>
            </text:list>
          </draw:text-box>
        </draw:frame>
        <draw:frame draw:style-name="gr22" draw:text-style-name="P16" draw:layer="layout" svg:width="20.902cm" svg:height="0.963cm" svg:x="3.81cm" svg:y="18.288cm">
          <draw:text-box>
            <text:p><text:span text:style-name="T21"><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office:forms form:automatic-focus="false" form:apply-design-mode="false"/>
        <draw:frame presentation:style-name="pr13" draw:text-style-name="P5" draw:layer="layout" svg:width="20.93cm" svg:height="3.201cm" svg:x="2.286cm" svg:y="0.482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4">VAR</text:span><text:span text:style-name="T7">,</text:span><text:span text:style-name="T24">LIST</text:span><text:span text:style-name="T7">,</text:span><text:span text:style-name="T24">BODY</text:span><text:span text:style-name="T7">)</text:span></text:p>
                <text:p text:style-name="P25"><text:span text:style-name="T7">PRODUCTS := openSUSE SLES SLE-HA SUSE-Manager</text:span></text:p>
                <text:p text:style-name="P25"><text:span text:style-name="T7">SUSE <text:s/>:= $(foreach PROD,$(PRODUCTS),\</text:span></text:p>
                <text:p text:style-name="P25"><text:span text:style-name="T7"><text:s text:c="6"/></text:span><text:span text:style-name="T7">$(if $(findstring SUSE,$(PROD)),$(PROD)))</text:span></text:p>
                <text:p text:style-name="P25"><text:span text:style-name="T7">all:</text:span></text:p>
                <text:p text:style-name="P25"><text:span text:style-name="T7">→ </text:span><text:span text:style-name="T7">echo "$(SUSE)"</text:span></text:p>
                <text:p text:style-name="P25"><text:span text:style-name="T35"/></text:p>
                <text:p text:style-name="P25"><text:span text:style-name="T37">openSUSE SUSE-Manager</text:span></text:p>
                <text:p text:style-name="P25"><text:span text:style-name="T35"/></text:p>
              </text:list-item>
              <text:list-item>
                <text:p text:style-name="P25"><text:span text:style-name="T48">same in bash</text:span></text:p>
                <text:p text:style-name="P25"><text:span text:style-name="T49">for PROD in openSUSE SLES SLE-HA SUSE-Manager; do</text:span></text:p>
                <text:p text:style-name="P25"><text:span text:style-name="T50"><text:s text:c="2"/></text:span><text:span text:style-name="T50">[[ "$PROD” =~ "SUSE" ]] &amp;&amp; echo $PROD</text:span></text:p>
                <text:p text:style-name="P25"><text:span text:style-name="T50">done</text:span></text:p>
                <text:list>
                  <text:list-header>
                    <text:p/>
                  </text:list-header>
                </text:list>
              </text:list-item>
            </text:list>
          </draw:text-box>
        </draw:frame>
        <draw:frame draw:style-name="gr23" draw:text-style-name="P16" draw:layer="layout" svg:width="19.861cm" svg:height="0.963cm" svg:x="4.826cm" svg:y="18.288cm">
          <draw:text-box>
            <text:p><text:span text:style-name="T21"><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3<text:line-break/><text:span text:style-name="T11">example/02_patterns_functions</text:span></text:p>
          </draw:text-box>
        </draw:frame>
        <draw:frame presentation:style-name="pr14" draw:text-style-name="P12" draw:layer="layout" svg:width="14.58cm" svg:height="4.318cm" svg:x="8.636cm" svg:y="11.684cm" presentation:class="outline" presentation:user-transformed="true">
          <draw:text-box>
            <text:list text:style-name="L3">
              <text:list-item>
                <text:p><text:span text:style-name="T12">Add support for converting multiple flac files in a single directory (with a pattern rule)</text:span></text:p>
              </text:list-item>
              <text:list-item>
                <text:p><text:span text:style-name="T12">Make use of make functions to generate the file lists</text:span></text:p>
              </text:list-item>
              <text:list-item>
                <text:p><text:span text:style-name="T12">Read Artsist and Album for glyrc from FLAC file</text:span></text:p>
              </text:list-item>
            </text:list>
          </draw:text-box>
        </draw:frame>
        <presentation:notes draw:style-name="dp2">
          <draw:page-thumbnail draw:style-name="gr1" draw:layer="layout" svg:width="13.97cm" svg:height="10.465cm" svg:x="3.81cm" svg:y="2.134cm" draw:page-number="35" presentation:class="page"/>
          <draw:frame presentation:style-name="pr15" draw:text-style-name="P13" draw:layer="layout" svg:width="17.271cm" svg:height="12.572cm" svg:x="2.159cm" svg:y="13.271cm" presentation:class="notes" presentation:placeholder="true" presentation:user-transformed="true">
            <draw:text-box/>
          </draw:frame>
        </presentation:notes>
      </draw:page>
      <draw:page draw:name="page3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text:p>
              </text:list-item>
              <text:list-item>
                <text:p>paths to sources can be declared with <text:span text:style-name="T34">VPATH</text:span> or the <text:span text:style-name="T34">vpath</text:span> directive </text:p>
              </text:list-item>
            </text:list>
          </draw:text-box>
        </draw:frame>
        <presentation:notes draw:style-name="dp2">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5">...</text:span><text:span text:style-name="T7">endef</text:span> block</text:p>
                <text:list>
                  <text:list-item>
                    <text:p>useful for reusing command blocks</text:p>
                  </text:list-item>
                  <text:list-item>
                    <text:p>if used in a command block leading tabs will automatically be added</text:p>
                    <text:p text:style-name="P25"><text:span text:style-name="T33">define my_command</text:span></text:p>
                    <text:p text:style-name="P25"><text:span text:style-name="T33"><text:s text:c="2"/></text:span><text:span text:style-name="T33">line 1</text:span></text:p>
                    <text:p text:style-name="P25"><text:span text:style-name="T33"><text:s text:c="2"/></text:span><text:span text:style-name="T33">line 2</text:span></text:p>
                    <text:p text:style-name="P25"><text:span text:style-name="T33"><text:s text:c="2"/></text:span><text:span text:style-name="T33">line 3</text:span></text:p>
                    <text:p><text:span text:style-name="T33">endef</text:span></text:p>
                    <text:p text:style-name="P25"><text:span text:style-name="T33">foo: bar</text:span></text:p>
                    <text:p><text:span text:style-name="T33">→ </text:span><text:span text:style-name="T33">$(my_command)</text:span></text:p>
                  </text:list-item>
                </text:list>
              </text:list-item>
            </text:list>
          </draw:text-box>
        </draw:frame>
        <draw:frame draw:style-name="gr24" draw:text-style-name="P16" draw:layer="layout" svg:width="19.645cm" svg:height="0.963cm" svg:x="5.08cm" svg:y="18.234cm">
          <draw:text-box>
            <text:p><text:span text:style-name="T21"><text:a xlink:href="https://www.gnu.org/software/make/manual/html_node/Canned-Recipes.html" xlink:type="simple">https://www.gnu.org/software/make/manual/html_node/Canned-Recipes.html</text:a></text:span></text:p>
          </draw:text-box>
        </draw:frame>
        <presentation:notes draw:style-name="dp2">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4"><text:span text:style-name="T7">$(call </text:span><text:span text:style-name="T24">FUNC</text:span><text:span text:style-name="T7">,[</text:span><text:span text:style-name="T24">ARG1</text:span><text:span text:style-name="T7">,</text:span><text:span text:style-name="T24">ARG2</text:span><text:span text:style-name="T7">,</text:span><text:span text:style-name="T24">ARG3</text:span><text:span text:style-name="T7">])</text:span></text:p>
              </text:list-item>
              <text:list-item>
                <text:p>macros are defined like multi-line variables, parameters are referred to as <text:span text:style-name="T7">$(1)</text:span>, <text:span text:style-name="T7">$(2)</text:span>, etc.</text:p>
                <text:p text:style-name="P25"><text:span text:style-name="T7">define print</text:span></text:p>
                <text:p text:style-name="P25"><text:span text:style-name="T7"><text:s text:c="2"/></text:span><text:span text:style-name="T7">echo “$(1)”</text:span></text:p>
                <text:p><text:span text:style-name="T7">endef</text:span></text:p>
                <text:p text:style-name="P25"><text:span text:style-name="T7">foo: bar</text:span></text:p>
                <text:p text:style-name="P25"><text:span text:style-name="T7">→ </text:span><text:span text:style-name="T7">$(call print,Hello World) </text:span></text:p>
                <text:p><text:span text:style-name="T7">→ </text:span><text:span text:style-name="T7">...</text:span></text:p>
              </text:list-item>
            </text:list>
          </draw:text-box>
        </draw:frame>
        <presentation:notes draw:style-name="dp2">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The Command Line Modifier </text:span><text:span text:style-name="T51">@</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5"><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5"><text:span text:style-name="T10">hello:</text:span></text:p>
                    <text:p text:style-name="P25"><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5"><text:span text:style-name="T10">QUIET := @</text:span></text:p>
                    <text:p text:style-name="P25"><text:span text:style-name="T10">hello:</text:span></text:p>
                    <text:p><text:span text:style-name="T10">→ </text:span><text:span text:style-name="T10">$(QUIET)echo “Hello World”</text:span></text:p>
                  </text:list-header>
                  <text:list-item>
                    <text:p>To turn off quiet mode, run <text:span text:style-name="T32">make hello QUIET=””</text:span></text:p>
                  </text:list-item>
                </text:list>
              </text:list-item>
            </text:list>
          </draw:text-box>
        </draw:frame>
        <draw:frame draw:style-name="gr25" draw:text-style-name="P10" draw:layer="layout" svg:width="17.486cm" svg:height="0.963cm" svg:x="7.152cm" svg:y="18.288cm">
          <draw:text-box>
            <text:p><text:span text:style-name="T9"><text:a xlink:href="https://www.gnu.org/software/make/manual/html_node/Echoing.html" xlink:type="simple">https://www.gnu.org/software/make/manual/html_node/Echoing.html</text:a></text:span></text:p>
          </draw:text-box>
        </draw:frame>
        <presentation:notes draw:style-name="dp2">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s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
              </text:list-item>
              <text:list-item>
                <text:p>conditionals are not allowed within a define block </text:p>
              </text:list-item>
            </text:list>
          </draw:text-box>
        </draw:frame>
        <draw:frame draw:style-name="gr26" draw:text-style-name="P16" draw:layer="layout" svg:width="18.553cm" svg:height="0.963cm" svg:x="6.096cm" svg:y="18.288cm">
          <draw:text-box>
            <text:p><text:span text:style-name="T21"><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5"> </text:span><text:span text:style-name="T48">…</text:span><text:span text:style-name="T35"> </text:span><text:span text:style-name="T7">endif</text:span><text:span text:style-name="T35"> / </text:span><text:span text:style-name="T7">ifndef VAR</text:span><text:span text:style-name="T35"> </text:span><text:span text:style-name="T48">…</text:span><text:span text:style-name="T35">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5"><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space issues</text:p>
                  </text:list-item>
                  <text:list-item>
                    <text:p><text:span text:style-name="T23">(a,a)</text:span> vs. <text:span text:style-name="T23">(a, a)</text:span> vs. <text:span text:style-name="T23">(a, a )</text:span> vs. <text:span text:style-name="T23">(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53cm" svg:height="0.963cm" svg:x="6.085cm" svg:y="18.288cm">
          <draw:text-box>
            <text:p><text:span text:style-name="T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draw:frame presentation:style-name="pr7" draw:text-style-name="P1" draw:layer="layout" svg:width="20.884cm" svg:height="3.18cm" svg:x="2.032cm" svg:y="5.842cm" presentation:class="title" presentation:user-transformed="true">
          <draw:text-box>
            <text:p>Exercise 4<text:line-break/><text:span text:style-name="T11">example/04_multiline_conditionals</text:span></text:p>
          </draw:text-box>
        </draw:frame>
        <draw:frame presentation:style-name="pr16" draw:text-style-name="P12" draw:layer="layout" svg:width="14.58cm" svg:height="4.318cm" svg:x="8.382cm" svg:y="10.16cm" presentation:class="outline" presentation:user-transformed="true">
          <draw:text-box>
            <text:list text:style-name="L5">
              <text:list-item>
                <text:p><text:span text:style-name="T12">Add support for converting flac to ogg; the decision what format to use is controlled by the FORMAT variable which can be set to “mp3” or “ogg”</text:span></text:p>
              </text:list-item>
              <text:list-item>
                <text:p><text:span text:style-name="T12">Check FORMAT for valid values</text:span></text:p>
              </text:list-item>
              <text:list-item>
                <text:p><text:span text:style-name="T12">Transfer the conversion and cover recipies to multi-line variables</text:span></text:p>
              </text:list-item>
              <text:list-item>
                <text:p><text:span text:style-name="T12">Only fetch a cover if cover.jpeg not already exists, otherwise copy the existing cover</text:span></text:p>
              </text:list-item>
              <text:list-item>
                <text:p><text:span text:style-name="T12">Reduce the verbosity of the output</text:span></text:p>
              </text:list-item>
              <text:list-item>
                <text:p><text:span text:style-name="T12">Output statistics (time)</text:span></text:p>
              </text:list-item>
            </text:list>
          </draw:text-box>
        </draw:frame>
        <presentation:notes draw:style-name="dp2">
          <draw:page-thumbnail draw:style-name="gr1" draw:layer="layout" svg:width="13.97cm" svg:height="10.465cm" svg:x="3.81cm" svg:y="2.134cm" draw:page-number="42" presentation:class="page"/>
          <draw:frame presentation:style-name="pr17" draw:text-style-name="P13" draw:layer="layout" svg:width="17.271cm" svg:height="12.572cm" svg:x="2.159cm" svg:y="13.271cm" presentation:class="notes" presentation:placeholder="true" presentation:user-transformed="true">
            <draw:text-box/>
          </draw:frame>
        </presentation:notes>
      </draw:page>
      <draw:page draw:name="page4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draw:frame presentation:style-name="pr7" draw:text-style-name="P1" draw:layer="layout" svg:width="20.884cm" svg:height="3.18cm" svg:x="2.335cm" svg:y="7.247cm" presentation:class="title" presentation:user-transformed="true">
          <draw:text-box>
            <text:p>Exercise 5<text:line-break/><text:span text:style-name="T11">example/05_recursive</text:span></text:p>
          </draw:text-box>
        </draw:frame>
        <draw:frame presentation:style-name="pr18" draw:text-style-name="P12" draw:layer="layout" svg:width="14.58cm" svg:height="4.318cm" svg:x="8.685cm" svg:y="11.565cm" presentation:class="outline" presentation:user-transformed="true">
          <draw:text-box>
            <text:list text:style-name="L5">
              <text:list-item>
                <text:p><text:span text:style-name="T12">Add support for converting flacs in multiple directories; assume the directory structure is </text:span><text:span text:style-name="T13">flac/artist/album/</text:span></text:p>
              </text:list-item>
              <text:list-item>
                <text:p><text:span text:style-name="T12">Add a </text:span><text:span text:style-name="T13">clean</text:span><text:span text:style-name="T12"> target to remove all generated files</text:span></text:p>
                <text:p><text:span text:style-name="T12"/></text:p>
              </text:list-item>
            </text:list>
          </draw:text-box>
        </draw:frame>
        <presentation:notes draw:style-name="dp2">
          <draw:page-thumbnail draw:style-name="gr1" draw:layer="layout" svg:width="13.97cm" svg:height="10.465cm" svg:x="3.81cm" svg:y="2.134cm" draw:page-number="44" presentation:class="page"/>
          <draw:frame presentation:style-name="pr19" draw:text-style-name="P13" draw:layer="layout" svg:width="17.271cm" svg:height="12.572cm" svg:x="2.159cm" svg:y="13.271cm" presentation:class="notes" presentation:placeholder="true" presentation:user-transformed="true">
            <draw:text-box/>
          </draw:frame>
        </presentation:notes>
      </draw:page>
      <draw:page draw:name="page45" draw:style-name="dp1" draw:master-page-name="Call_20_to_20_Action" presentation:presentation-page-layout-name="AL3T19">
        <draw:custom-shape draw:name="TextBox 1" draw:style-name="gr27" draw:text-style-name="P27" draw:layer="layout" svg:width="8.314cm" svg:height="2.995cm" svg:x="8.636cm" svg:y="4.371cm">
          <text:p text:style-name="P26"><text:span text:style-name="T52">Questions?</text:span></text:p>
          <text:p text:style-name="P26"><text:span text:style-name="T52">Feedb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5" presentation:class="page"/>
          <draw:frame presentation:style-name="pr20" draw:text-style-name="P13" draw:layer="layout" svg:width="17.271cm" svg:height="12.572cm" svg:x="2.159cm" svg:y="13.271cm" presentation:class="notes" presentation:placeholder="true">
            <draw:text-box/>
          </draw:frame>
        </presentation:notes>
      </draw:page>
      <draw:page draw:name="page4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3">The GNU Make Manual</text:span></text:p>
                <text:list>
                  <text:list-item>
                    <text:p><text:span text:style-name="T9"><text:a xlink:href="https://www.gnu.org/software/make/manual/" xlink:type="simple">https://www.gnu.org/software/make/manual/</text:a></text:span></text:p>
                  </text:list-item>
                </text:list>
              </text:list-item>
              <text:list-item>
                <text:p><text:span text:style-name="T53">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3">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3">GNU Make on Stackoverflow</text:span></text:p>
                <text:list>
                  <text:list-item>
                    <text:p><text:span text:style-name="T9"><text:a xlink:href="https://stackoverflow.com/questions/tagged/gnu-make" xlink:type="simple">https://stackoverflow.com/questions/tagged/gnu-make</text:a></text:span></text:p>
                  </text:list-item>
                </text:list>
              </text:list-item>
            </text:list>
          </draw:text-box>
        </draw:frame>
        <presentation:notes draw:style-name="dp2">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Logo_2b_Info">
        <presentation:notes draw:style-name="dp2">
          <draw:page-thumbnail draw:style-name="gr1" draw:layer="layout" svg:width="13.97cm" svg:height="10.465cm" svg:x="3.81cm" svg:y="2.134cm" draw:page-number="47" presentation:class="page"/>
          <draw:frame presentation:style-name="pr21" draw:text-style-name="P28" draw:layer="layout" svg:width="17.271cm" svg:height="12.572cm" svg:x="2.159cm" svg:y="13.271cm" presentation:class="notes" presentation:placeholder="true">
            <draw:text-box/>
          </draw:frame>
        </presentation:notes>
      </draw:page>
      <draw:page draw:name="page48" draw:style-name="dp1" draw:master-page-name="Legal">
        <presentation:notes draw:style-name="dp2">
          <draw:page-thumbnail draw:style-name="gr1" draw:layer="layout" svg:width="13.97cm" svg:height="10.465cm" svg:x="3.81cm" svg:y="2.134cm" draw:page-number="48" presentation:class="page"/>
          <draw:frame presentation:style-name="pr22" draw:text-style-name="P2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Courier 10 Pitch2" svg:font-family="'Courier 10 Pitch'" style:font-pitch="fixed"/>
    <style:font-face style:name="Courier 10 Pitch1" svg:font-family="'Courier 10 Pitch'" style:font-adornments="Regular" style:font-pitch="fixed"/>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Courier 10 Pitch" svg:font-family="'Courier 10 Pitch'"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bw1" style:family="table-cell" style:parent-style-name="default"/>
    <style:style style:name="bw2" style:family="table-cell" style:parent-style-name="default"/>
    <style:style style:name="bw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8320000165E7C35248CC841EF6F.svg" xlink:type="simple" xlink:show="embed" xlink:actuate="onLoad">
          <text:p/>
        </draw:image>
        <draw:image xlink:href="Pictures/1000020100000185000000D88020A0F6BBEEF79F.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3472975093088BA3.svg" xlink:type="simple" xlink:show="embed" xlink:actuate="onLoad">
          <text:p/>
        </draw:image>
        <draw:image xlink:href="Pictures/1000020100000185000000B537A951DFDFCE6AF3.png" xlink:type="simple" xlink:show="embed" xlink:actuate="onLoad"/>
      </draw:frame>
      <draw:frame draw:style-name="Mgr5" draw:text-style-name="MP5" draw:layer="backgroundobjects" svg:width="24.125cm" svg:height="0.792cm" svg:x="0.627cm" svg:y="18.269cm">
        <draw:image xlink:href="">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
          <text:p/>
        </draw:image>
      </draw:frame>
      <draw:frame draw:style-name="Mgr5" draw:text-style-name="MP5" draw:layer="backgroundobjects" svg:width="24.125cm" svg:height="0.792cm" svg:x="0.627cm" svg:y="18.269cm">
        <draw:image xlink:href="">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5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
          <text:p/>
        </draw:image>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
          <text:p/>
        </draw:image>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4-07T15:30:36.815179691</dc:date>
    <meta:editing-duration>P1DT15H41M40S</meta:editing-duration>
    <meta:editing-cycles>111</meta:editing-cycles>
    <meta:generator>LibreOffice/5.0.4.2$Linux_X86_64 LibreOffice_project/00m0$Build-2</meta:generator>
    <meta:keyword>presentation</meta:keyword>
    <meta:keyword>template</meta:keyword>
    <meta:keyword>SUSE template</meta:keyword>
    <meta:keyword>2014</meta:keyword>
    <dc:creator>Frank Sundermeyer</dc:creator>
    <meta:document-statistic meta:object-count="32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